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4.32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Excel_20_Built-in_20_Normal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Excel_20_Built-in_20_Normal"/>
        <table:table-column table:style-name="co1" table:number-columns-repeated="4" table:default-cell-style-name="Default"/>
        <table:table-row table:style-name="ro2">
          <table:table-cell office:value-type="string">
            <text:p>id</text:p>
          </table:table-cell>
          <table:table-cell table:style-name="Default" office:value-type="string">
            <text:p>REF</text:p>
          </table:table-cell>
          <table:table-cell office:value-type="string">
            <text:p>TAILLE (xnbr)</text:p>
          </table:table-cell>
          <table:table-cell/>
          <table:table-cell office:value-type="string">
            <text:p>qtt </text:p>
          </table:table-cell>
          <table:table-cell office:value-type="string">
            <text:p>Prix impact </text:p>
          </table:table-cell>
          <table:table-cell office:value-type="string">
            <text:p>impact poids</text:p>
          </table:table-cell>
          <table:table-cell table:style-name="Default" office:value-type="string">
            <text:p>ean</text:p>
          </table:table-cell>
          <table:table-cell office:value-type="string">
            <text:p>nom </text:p>
          </table:table-cell>
          <table:table-cell table:number-columns-repeated="3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1165298</text:p>
          </table:table-cell>
          <table:table-cell office:value-type="string">
            <text:p>Taille:select:1</text:p>
          </table:table-cell>
          <table:table-cell office:value-type="string">
            <text:p>50x19(x80)</text:p>
          </table:table-cell>
          <table:table-cell office:value-type="float" office:value="10">
            <text:p>10</text:p>
          </table:table-cell>
          <table:table-cell office:value-type="float" office:value="135.9">
            <text:p>135,9</text:p>
          </table:table-cell>
          <table:table-cell office:value-type="float" office:value="0.297">
            <text:p>0,297</text:p>
          </table:table-cell>
          <table:table-cell office:value-type="string">
            <text:p>9007811652986</text:p>
          </table:table-cell>
          <table:table-cell table:number-columns-repeated="4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1165300</text:p>
          </table:table-cell>
          <table:table-cell office:value-type="string">
            <text:p>Taille:select:1</text:p>
          </table:table-cell>
          <table:table-cell office:value-type="string">
            <text:p>63x24(x45)</text:p>
          </table:table-cell>
          <table:table-cell office:value-type="float" office:value="10">
            <text:p>10</text:p>
          </table:table-cell>
          <table:table-cell office:value-type="float" office:value="96.9">
            <text:p>96,9</text:p>
          </table:table-cell>
          <table:table-cell office:value-type="float" office:value="0.552">
            <text:p>0,552</text:p>
          </table:table-cell>
          <table:table-cell office:value-type="string">
            <text:p>9007811653006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1165302</text:p>
          </table:table-cell>
          <table:table-cell office:value-type="string">
            <text:p>Taille:select:1</text:p>
          </table:table-cell>
          <table:table-cell office:value-type="string">
            <text:p>76x29(x18)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007811653020</text:p>
          </table:table-cell>
          <table:table-cell table:style-name="Excel_20_Built-in_20_Normal"/>
          <table:table-cell table:number-columns-repeated="3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1120173</text:p>
          </table:table-cell>
          <table:table-cell office:value-type="string">
            <text:p>Taille:select:1</text:p>
          </table:table-cell>
          <table:table-cell office:value-type="string">
            <text:p>50x25(x90)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007811201733</text:p>
          </table:table-cell>
          <table:table-cell table:number-columns-repeated="4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1120175</text:p>
          </table:table-cell>
          <table:table-cell office:value-type="string">
            <text:p>Taille:select:1</text:p>
          </table:table-cell>
          <table:table-cell office:value-type="string">
            <text:p>63x33(x60)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0.587">
            <text:p>0,587</text:p>
          </table:table-cell>
          <table:table-cell office:value-type="string">
            <text:p>9007811201757</text:p>
          </table:table-cell>
          <table:table-cell table:number-columns-repeated="4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1120177</text:p>
          </table:table-cell>
          <table:table-cell office:value-type="string">
            <text:p>Taille:select:1</text:p>
          </table:table-cell>
          <table:table-cell office:value-type="string">
            <text:p>63x33(x60)</text:p>
          </table:table-cell>
          <table:table-cell office:value-type="float" office:value="10">
            <text:p>10</text:p>
          </table:table-cell>
          <table:table-cell office:value-type="float" office:value="127">
            <text:p>127</text:p>
          </table:table-cell>
          <table:table-cell office:value-type="float" office:value="0.186">
            <text:p>0,186</text:p>
          </table:table-cell>
          <table:table-cell office:value-type="string">
            <text:p>9007811201771</text:p>
          </table:table-cell>
          <table:table-cell table:number-columns-repeated="4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1120178</text:p>
          </table:table-cell>
          <table:table-cell office:value-type="string">
            <text:p>Taille:select:1</text:p>
          </table:table-cell>
          <table:table-cell office:value-type="string">
            <text:p>76x40(x30)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436">
            <text:p>0,436</text:p>
          </table:table-cell>
          <table:table-cell office:value-type="string">
            <text:p>9007811201788</text:p>
          </table:table-cell>
          <table:table-cell table:number-columns-repeated="4"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5284396</text:p>
          </table:table-cell>
          <table:table-cell office:value-type="string">
            <text:p>Taille:select:1</text:p>
          </table:table-cell>
          <table:table-cell office:value-type="string">
            <text:p>89x47(x24)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.976">
            <text:p>0,976</text:p>
          </table:table-cell>
          <table:table-cell office:value-type="string">
            <text:p>9009652843967</text:p>
          </table:table-cell>
          <table:table-cell table:number-columns-repeated="4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5"/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/>
          <table:table-cell table:style-name="Excel_20_Built-in_20_Normal"/>
        </table:table-row>
        <table:table-row table:style-name="ro3">
          <table:table-cell table:number-columns-repeated="2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2"/>
        </table:table-row>
        <table:table-row table:style-name="ro2" table:number-rows-repeated="17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3">
          <table:table-cell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3"/>
          <table:table-cell/>
        </table:table-row>
        <table:table-row table:style-name="ro3" table:number-rows-repeated="17">
          <table:table-cell table:number-columns-repeated="2"/>
          <table:table-cell table:style-name="Excel_20_Built-in_20_Normal" table:number-columns-repeated="5"/>
          <table:table-cell/>
          <table:table-cell table:style-name="Excel_20_Built-in_20_Normal" table:number-columns-repeated="4"/>
        </table:table-row>
        <table:table-row table:style-name="ro3">
          <table:table-cell table:number-columns-repeated="2"/>
          <table:table-cell table:style-name="Excel_20_Built-in_20_Normal" table:number-columns-repeated="5"/>
          <table:table-cell/>
          <table:table-cell table:style-name="Excel_20_Built-in_20_Normal"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€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€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€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€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  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  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  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  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5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52P2" style:volatile="true" number:language="fr" number:country="FR">
      <number:text> -    </number:text>
    </number:number-style>
    <number:text-style style:name="N8152" number:language="fr" number:country="FR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5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53P2" style:volatile="true" number:language="fr" number:country="FR">
      <number:text> - € </number:text>
    </number:number-style>
    <number:text-style style:name="N8153" number:language="fr" number:country="FR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5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5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54" number:language="fr" number:country="FR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5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5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55" number:language="fr" number:country="FR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5:3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5:31:10.36</dc:date>
    <meta:editing-duration>PT3H52M44S</meta:editing-duration>
    <meta:editing-cycles>19</meta:editing-cycles>
    <meta:generator>OpenOffice/4.1.3$Win32 OpenOffice.org_project/413m1$Build-9783</meta:generator>
    <meta:document-statistic meta:table-count="3" meta:cell-count="72" meta:object-count="0"/>
  </office:meta>
</office:document-meta>
</file>